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 style:list-style-name="L11"/>
    <style:style style:name="P8" style:family="paragraph" style:parent-style-name="Standard" style:list-style-name="L12"/>
    <style:style style:name="P9" style:family="paragraph" style:parent-style-name="Standard" style:list-style-name="L13"/>
    <style:style style:name="P10" style:family="paragraph" style:parent-style-name="Standard" style:list-style-name="L14"/>
    <style:style style:name="P11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1 – introduction</text:p>
      <text:p text:style-name="Standard">C2 – 2.1identification + 2.2conceptualization + 2.3formalization </text:p>
      <text:p text:style-name="Standard">C3 – 3.1ontology + 3.2solving methodology + 3.3implementation</text:p>
      <text:p text:style-name="Standard">C4 – 4.1clips code + 4.2test cases</text:p>
      <text:p text:style-name="Standard">C5 – conclusion</text:p>
      <text:p text:style-name="P11">C1</text:p>
      <text:p text:style-name="Standard">BLABLABLA</text:p>
      <text:p text:style-name="Standard"/>
      <text:p text:style-name="Standard"/>
      <text:p text:style-name="Standard">C2</text:p>
      <text:p text:style-name="Standard">IMPLEMENTATION OF THAT KNOWLEDGE</text:p>
      <text:p text:style-name="Standard"><text:tab/>-&gt;DECOMPOSITION OF THE PROBLEM</text:p>
      <text:p text:style-name="Standard"/>
      <text:p text:style-name="Standard">CRITERIA:</text:p>
      <text:p text:style-name="Standard">1:DESIGN &amp; IMPLEMENTATION</text:p>
      <text:p text:style-name="Standard"/>
      <text:p text:style-name="Standard">1.1-identification and description of the problem</text:p>
      <text:p text:style-name="Standard"><text:tab/>--it means description of the KBS, and goals we want to reach</text:p>
      <text:p text:style-name="Standard">1.2-conceptualization of the problem</text:p>
      <text:p text:style-name="Standard"><text:tab/>--description of the concepts in the domain, informal description of a solution of the prob</text:p>
      <text:p text:style-name="Standard">1.3-formalization of the problem</text:p>
      <text:p text:style-name="Standard"><text:tab/>--detailed explanation of the ontology(relevant attributes and so on)</text:p>
      <text:p text:style-name="Standard"><text:tab/>--graph (easy task)</text:p>
      <text:p text:style-name="Standard"><text:tab/>--subproblems identified and how we use them in order to solve bigger problem (bottom-up)</text:p>
      <text:p text:style-name="Standard">1.4-implementation of the problem</text:p>
      <text:p text:style-name="Standard"><text:tab/>--ontology is correct and well organized</text:p>
      <text:p text:style-name="Standard"><text:tab/>--description of the development of the ontology (prototypes)</text:p>
      <text:p text:style-name="Standard"/>
      <text:p text:style-name="Standard"/>
      <text:p text:style-name="Standard"/>
      <text:p text:style-name="Standard">Analysis of the problem following the steps of the knowledge engineering methodology explained in class</text:p>
      <text:p text:style-name="Standard">---identification:</text:p>
      <text:p text:style-name="Standard">The problem is about flat's renting market.</text:p>
      <text:p text:style-name="Standard">A person looking for flat could insert as an input some typical characteristics and needs, and the system will provide a list of suitable flats.</text:p>
      <text:p text:style-name="Standard">We have to make assumptions such: </text:p>
      <text:p text:style-name="Standard">he is a single--&gt;house with one room</text:p>
      <text:p text:style-name="Standard">he is a family that wants to have a baby--&gt; number of bed + 1</text:p>
      <text:p text:style-name="Standard">we don't have to find the house for a person, we have to find a house for a kind of person (?i think¿)</text:p>
      <text:p text:style-name="Standard"/>
      <text:p text:style-name="Standard"/>
      <text:p text:style-name="Standard">---conceptualization,</text:p>
      <text:p text:style-name="Standard">---formalization:</text:p>
      <text:p text:style-name="Standard">What is the domain that the ontology will cover?</text:p>
      <text:p text:style-name="Standard">The ontology will have to cover lots of <text:s/>flat's renting market.</text:p>
      <text:p text:style-name="Standard">Mainly focused on flat (but it could work also for houses) the ontology describe a large range of typical flat's characteristics, such m2, number of bed rooms, terrace...</text:p>
      <text:p text:style-name="Standard">Moreover the ontology take into account also the services available present near the flat, such public transport, markets, hospitals, park, nightlife attraction and so on.</text:p>
      <text:p text:style-name="Standard">For what we are going to use the ontology?</text:p>
      <text:p text:style-name="Standard">The ontology is used to provide a list of flats that satisfy the needs of a person looking for it.</text:p>
      <text:p text:style-name="Standard">For what types of questions the information in the ontology should provide answers?</text:p>
      <text:p text:style-name="Standard">Does exist a flat with 3 bedrooms that cost less than 1200 euro per month?</text:p>
      <text:p text:style-name="Standard"><text:soft-page-break/>Does exists an attic with a terrace and sunlight?</text:p>
      <text:p text:style-name="Standard">Does exist a furnished flat big at least 60m2 near an hospital?</text:p>
      <text:p text:style-name="Standard">There is any flat that cost less than 1000€/month with a shared swimming pool? </text:p>
      <text:p text:style-name="Standard">Who will use and maintain the ontology?</text:p>
      <text:p text:style-name="Standard"/>
      <text:p text:style-name="Standard"/>
      <text:p text:style-name="Standard">C3</text:p>
      <text:p text:style-name="Standard">AN ONTOLOGY, WITH JUSTIFICATION AND EXPLANATION</text:p>
      <text:p text:style-name="Standard"/>
      <text:p text:style-name="Standard">SOLVING METHODOLOGY and DEFINE A SOLUTION <text:s/></text:p>
      <text:p text:style-name="Standard">Whichever solution, it has to be classified in this way:</text:p>
      <text:list xml:id="list32355593" text:style-name="L6">
        <text:list-item>
          <text:p text:style-name="P2"><text:s/>Partially adequate: Only one or two criteria fail, but it could be acceptable depending on cli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">consideration (rent is a little bit more that the specification, public transportation is at mid distance, there are not green areas at near distance,...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</text:list-item>
        <text:list-item>
          <text:p text:style-name="P2">Adequate: All requirements are fulfilled by the other.</text:p>
          <text:p text:style-name="P2"/>
        </text:list-item>
        <text:list-item>
          <text:p text:style-name="P2">Very recommendable: All requirements are fulfilled and it has extra characteristics that make this offer better than the rest (lower rent, more rooms, more services near than the explicitly specified,...)</text:p>
          <text:p text:style-name="P2"/>
        </text:list-item>
      </text:list>
      <text:p text:style-name="Standard">So, we have to make a classification of what is better than the other.</text:p>
      <text:p text:style-name="Standard"/>
      <text:p text:style-name="Standard">IMPLEMENTATION</text:p>
      <text:p text:style-name="Standard">CLASS:-&gt; house<text:tab/></text:p>
      <text:p text:style-name="Standard">FLAT CHARACTERISTICS : SLOTS:</text:p>
      <text:list xml:id="list32357210" text:style-name="L1">
        <text:list-item>
          <text:p text:style-name="P1">Monthly rent in euros (int)</text:p>
        </text:list-item>
        <text:list-item>
          <text:p text:style-name="P1">Habitable space in m2 (int)</text:p>
        </text:list-item>
        <text:list-item>
          <text:p text:style-name="P1">Number of bed rooms and (int)</text:p>
          <text:list>
            <text:list-item>
              <text:list>
                <text:list-header>
                  <text:p text:style-name="P1">if they are single or double (string) (how could we represent if 1 is single and 2 are double??) </text:p>
                </text:list-header>
              </text:list>
            </text:list-item>
          </text:list>
        </text:list-item>
        <text:list-item>
          <text:p text:style-name="P1">terrace or small balcony. (Boolean)</text:p>
          <text:list>
            <text:list-item>
              <text:list>
                <text:list-header>
                  <text:p text:style-name="P1">how big (it should be if TRUE-&gt;m2 if FALSE-&gt;empty)</text:p>
                </text:list-header>
              </text:list>
            </text:list-item>
          </text:list>
        </text:list-item>
        <text:list-item>
          <text:p text:style-name="P1">Furnished and / or with appliances. (¿list of stuff or boolean?)</text:p>
        </text:list-item>
        <text:list-item>
          <text:p text:style-name="P1">Kind of housing: (string)</text:p>
          <text:p text:style-name="P1"><text:tab/>Flat,</text:p>
          <text:p text:style-name="P1"><text:tab/>duplex apartment,</text:p>
          <text:p text:style-name="P1"><text:tab/>detached / semidetached house.</text:p>
          <text:p text:style-name="P1"><text:tab/>In the case of flat or duplex-&gt; the floor (ground level,first, second, attic...).</text:p>
        </text:list-item>
        <text:list-item>
          <text:p text:style-name="P1">Other characteristics as: (string)</text:p>
          <text:p text:style-name="P1"><text:tab/>Pets do not allowed,</text:p>
          <text:p text:style-name="P1"><text:tab/>heating or air conditioning,</text:p>
          <text:p text:style-name="P1"><text:tab/>sun (in the mornings-evenings,all day),</text:p>
          <text:p text:style-name="P1"><text:tab/>swimming pool,</text:p>
          <text:p text:style-name="P1"><text:tab/>parking space</text:p>
          <text:p text:style-name="P1"><text:tab/>excellent views</text:p>
          <text:p text:style-name="P1"><text:tab/>...</text:p>
        </text:list-item>
      </text:list>
      <text:p text:style-name="Standard"><text:soft-page-break/></text:p>
      <text:p text:style-name="Standard"/>
      <text:p text:style-name="Standard">CLASS-&gt; city_services</text:p>
      <text:p text:style-name="Standard">CITY CHARACTERISTICS:</text:p>
      <text:p text:style-name="Standard">SUBCLASSES:</text:p>
      <text:list xml:id="list32518037" text:style-name="L11">
        <text:list-item>
          <text:p text:style-name="P7">near services of special interest, </text:p>
        </text:list-item>
        <text:list-item>
          <text:p text:style-name="P7">public transportation(subway/bus stops),</text:p>
        </text:list-item>
        <text:list-item>
          <text:p text:style-name="P7">shopping areas,</text:p>
        </text:list-item>
        <text:list-item>
          <text:p text:style-name="P7">supermarkets,hypermarkets,malls,</text:p>
        </text:list-item>
        <text:list-item>
          <text:p text:style-name="P7">schools,</text:p>
        </text:list-item>
        <text:list-item>
          <text:p text:style-name="P7">health services,</text:p>
        </text:list-item>
        <text:list-item>
          <text:p text:style-name="P7">green areas.</text:p>
        </text:list-item>
        <text:list-item>
          <text:p text:style-name="P7">...</text:p>
        </text:list-item>
      </text:list>
      <text:p text:style-name="Standard">NOTE: To be near to some of this services/areas could be annoying for some clients or desirable for others, such as night life areas, stadiums,...</text:p>
      <text:p text:style-name="Standard"/>
      <text:p text:style-name="Standard">COORDINATES:</text:p>
      <text:p text:style-name="Standard">city characteristics and flat are located by the use of coordinates.</text:p>
      <text:p text:style-name="Standard">We can determine if a specific place is near, mid distance or far to another depending on if it is less than 500 meters, less than 1000 meters or more that 1000 meters respectively.</text:p>
      <text:p text:style-name="Standard"/>
      <text:p text:style-name="Standard"/>
      <text:p text:style-name="Standard">RENTER CHARACTERISTICS,</text:p>
      <text:p text:style-name="Standard"/>
      <text:list xml:id="list32518830" text:style-name="L12">
        <text:list-item>
          <text:p text:style-name="P8">Maximum rent (INT) </text:p>
          <text:p text:style-name="P8"><text:tab/>if this is an hard constraint or they would pay more if the place is worth. (BOOL)</text:p>
        </text:list-item>
        <text:list-item>
          <text:p text:style-name="P8">Number / sizes of the bedrooms.(INT)</text:p>
        </text:list-item>
        <text:list-item>
          <text:p text:style-name="P8">Minimum rent that for the client indicates that the offer is too cheap to be true.(INT)</text:p>
        </text:list-item>
        <text:list-item>
          <text:p text:style-name="P8">Specific constraints or preferences about the distance to an specific service(METERS-INT)</text:p>
          <text:p text:style-name="P8"><text:tab/>(near to schools,near to public transportation,...).</text:p>
        </text:list-item>
        <text:list-item>
          <text:p text:style-name="P8">If the client prefers public transportation to move inside the city.(BOOL)</text:p>
        </text:list-item>
        <text:list-item>
          <text:p text:style-name="P8">Age of the people looking for rent.(AGE-INT)</text:p>
        </text:list-item>
        <text:list-item>
          <text:p text:style-name="P8">Typology of the people looking for rent: (SUBCLASSES)</text:p>
        </text:list-item>
      </text:list>
      <text:list xml:id="list32519074" text:style-name="L13">
        <text:list-item>
          <text:list>
            <text:list-item>
              <text:list>
                <text:list-item>
                  <text:p text:style-name="P9">couple without children,</text:p>
                </text:list-item>
                <text:list-item>
                  <text:p text:style-name="P9">couple that will have a baby in the near future,</text:p>
                </text:list-item>
                <text:list-item>
                  <text:p text:style-name="P9">family with <text:tab/>children / elder members,</text:p>
                </text:list-item>
                <text:list-item>
                  <text:p text:style-name="P9">group of students(number), </text:p>
                </text:list-item>
                <text:list-item>
                  <text:p text:style-name="P9">single</text:p>
                </text:list-item>
                <text:list-item>
                  <text:p text:style-name="P9">WHAT ELSE?</text:p>
                </text:list-item>
              </text:list>
            </text:list-item>
          </text:list>
        </text:list-item>
      </text:list>
      <text:list xml:id="list34161101" text:continue-list="list32518830" text:style-name="L12">
        <text:list-item>
          <text:p text:style-name="P8">If they work / study in the city (BOOL) </text:p>
          <text:list>
            <text:list-item>
              <text:p text:style-name="P8">and where is their place of work/study. (COORDINATES)</text:p>
            </text:list-item>
          </text:list>
        </text:list-item>
        <text:list-item>
          <text:p text:style-name="P8">If the client owns a car.(BOOL)</text:p>
        </text:list-item>
      </text:list>
      <text:p text:style-name="Standard"/>
      <text:p text:style-name="Standard">NOT BASIC INFORMATION:</text:p>
      <text:list xml:id="list32505675" text:style-name="L14">
        <text:list-item>
          <text:p text:style-name="P10">To young people could be more important to have night life areas near.</text:p>
        </text:list-item>
        <text:list-item>
          <text:p text:style-name="P10">To families and couples could be more important to have a hypermarket near in order to do their monthly shopping.</text:p>
        </text:list-item>
        <text:list-item>
          <text:p text:style-name="P10"><text:soft-page-break/>To elder members of the family is more important to have near healt hservices or supermarkets for their daily shopping.</text:p>
        </text:list-item>
        <text:list-item>
          <text:p text:style-name="P10">If there are children, it could be interesting to have near or at mid distance schools and green areas.</text:p>
        </text:list-item>
        <text:list-item>
          <text:p text:style-name="P10">Sunny place is better </text:p>
        </text:list-item>
        <text:list-item>
          <text:p text:style-name="P10">attic is better than a ground level </text:p>
          <text:p text:style-name="P10"/>
        </text:list-item>
      </text:list>
      <text:p text:style-name="Standard"/>
      <text:p text:style-name="Standard"/>
      <text:p text:style-name="Standard"/>
      <text:p text:style-name="Standard">C4</text:p>
      <text:p text:style-name="Standard">CLIPS CODE </text:p>
      <text:p text:style-name="Standard"/>
      <text:p text:style-name="Standard">-knowledge of the language</text:p>
      <text:p text:style-name="Standard"><text:tab/>--code use corrects deduction chains and declarative paradigms</text:p>
      <text:p text:style-name="Standard"/>
      <text:p text:style-name="Standard"/>
      <text:p text:style-name="Standard">TESTING &amp; RESULTS</text:p>
      <text:p text:style-name="Standard"/>
      <text:p text:style-name="Standard">CRITERIA:</text:p>
      <text:p text:style-name="Standard">-coverage of the problem</text:p>
      <text:p text:style-name="Standard"><text:tab/>--many fairly different test cases (&gt;6)</text:p>
      <text:p text:style-name="Standard"><text:tab/>--explanation on why that test cases are choosen</text:p>
      <text:p text:style-name="Standard">explanations of the results</text:p>
      <text:p text:style-name="Standard"><text:tab/>--the result are compared and relate with the input and the KBS</text:p>
      <text:p text:style-name="Standard"/>
      <text:p text:style-name="Standard">TOBEDONE</text:p>
      <text:p text:style-name="Standard">TEST CASES</text:p>
      <text:p text:style-name="Standard"/>
      <text:p text:style-name="Standard"/>
      <text:p text:style-name="Standard">C5</text:p>
      <text:p text:style-name="Standard">CONCLUSION</text:p>
      <text:p text:style-name="Standard">QUALITY OF THE SOLUTION</text:p>
      <text:p text:style-name="Standard"><text:s/></text:p>
      <text:p text:style-name="Standard">coverage of the problem</text:p>
      <text:p text:style-name="Standard"><text:tab/>--quantity of exceptions which are correctly handled</text:p>
      <text:p text:style-name="Standard">general quality of the solution</text:p>
      <text:p text:style-name="Standard"><text:tab/>--marketing stuffs, following characteristics will be graduated:</text:p>
      <text:p text:style-name="Standard"><text:tab/><text:tab/>---spelling and grammar </text:p>
      <text:p text:style-name="Standard"><text:tab/><text:tab/>---organization and clarity </text:p>
      <text:p text:style-name="Standard"><text:tab/><text:tab/>---graphs and im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t </meta:initial-creator>
    <meta:creation-date>2009-11-30T17:21:36.42</meta:creation-date>
    <dc:date>2009-12-26T14:04:36.53</dc:date>
    <dc:creator>grt </dc:creator>
    <meta:editing-duration>PT10H39M45S</meta:editing-duration>
    <meta:editing-cycles>18</meta:editing-cycles>
    <meta:generator>OpenOffice.org/3.1$Win32 OpenOffice.org_project/310m19$Build-9420</meta:generator>
    <meta:document-statistic meta:table-count="0" meta:image-count="0" meta:object-count="0" meta:page-count="5" meta:paragraph-count="142" meta:word-count="1116" meta:character-count="6540"/>
  </office:meta>
</office:document-meta>
</file>